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8000000C71FEB1E886BE5B765.png" manifest:media-type="image/png"/>
  <manifest:file-entry manifest:full-path="Pictures/2000000900002F1B0000149D79BFB55ECA78448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" style:family="graphic" style:parent-style-name="standard">
      <style:graphic-properties draw:stroke="none" draw:opacity="50%" draw:opacity-name="" draw:textarea-horizontal-align="justify" draw:textarea-vertical-align="middle" draw:auto-grow-height="false" fo:min-height="0.39cm" fo:min-width="0.908cm"/>
    </style:style>
    <style:style style:name="gr3" style:family="graphic" style:parent-style-name="standard">
      <style:graphic-properties draw:stroke="none" draw:opacity="50%" draw:opacity-name="" draw:textarea-horizontal-align="justify" draw:textarea-vertical-align="middle" draw:auto-grow-height="false" fo:min-height="0.951cm" fo:min-width="1.6cm"/>
    </style:style>
    <style:style style:name="gr4" style:family="graphic" style:parent-style-name="standard">
      <style:graphic-properties draw:stroke="none" draw:opacity="50%" draw:opacity-name="" draw:textarea-horizontal-align="justify" draw:textarea-vertical-align="middle" draw:auto-grow-height="false" fo:min-height="1.601cm" fo:min-width="2.351cm"/>
    </style:style>
    <style:style style:name="gr5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5cm" svg:y1="9.001cm" svg:x2="2.75cm" svg:y2="4cm">
          <text:p/>
        </draw:line>
        <draw:line draw:style-name="gr1" draw:text-style-name="P1" draw:layer="layout" svg:x1="2.751cm" svg:y1="9cm" svg:x2="7.752cm" svg:y2="9cm">
          <text:p/>
        </draw:line>
        <draw:custom-shape draw:style-name="gr2" draw:text-style-name="P2" draw:layer="layout" svg:width="1.99cm" svg:height="0.904cm" draw:transform="rotate (0.785398163397448) translate (3.8cm 7.4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97cm" svg:height="1.697cm" draw:transform="rotate (0.785398163397448) translate (3.2cm 7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31cm" svg:height="2.617cm" draw:transform="rotate (0.785398163397448) translate (2.55cm 7.5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cm" svg:height="1.825cm" svg:x="1.8cm" svg:y="5.975cm">
          <draw:text-box>
            <text:p>x<text:span text:style-name="T1">1</text:span></text:p>
          </draw:text-box>
        </draw:frame>
        <draw:frame draw:style-name="gr5" draw:text-style-name="P3" draw:layer="layout" svg:width="1.1cm" svg:height="1.825cm" svg:x="4.7cm" svg:y="8.875cm">
          <draw:text-box>
            <text:p>x<text:span text:style-name="T1">2</text:span></text:p>
          </draw:text-box>
        </draw:frame>
        <draw:line draw:style-name="gr6" draw:text-style-name="P1" draw:layer="layout" svg:x1="2.8cm" svg:y1="7.8cm" svg:x2="7.4cm" svg:y2="7.8cm">
          <text:p/>
        </draw:line>
        <draw:line draw:style-name="gr1" draw:text-style-name="P1" draw:layer="layout" svg:x1="10.95cm" svg:y1="9.102cm" svg:x2="10.95cm" svg:y2="4.101cm">
          <text:p/>
        </draw:line>
        <draw:line draw:style-name="gr1" draw:text-style-name="P1" draw:layer="layout" svg:x1="10.951cm" svg:y1="9.101cm" svg:x2="15.952cm" svg:y2="9.101cm">
          <text:p/>
        </draw:line>
        <draw:frame draw:style-name="gr5" draw:text-style-name="P3" draw:layer="layout" svg:width="1.9cm" svg:height="1.825cm" svg:x="9.2cm" svg:y="6.075cm">
          <draw:text-box>
            <text:p><text:span text:style-name="T2">p(x</text:span><text:span text:style-name="T3">2</text:span><text:span text:style-name="T4">|x</text:span><text:span text:style-name="T3">1</text:span><text:span text:style-name="T2">)</text:span></text:p>
          </draw:text-box>
        </draw:frame>
        <draw:frame draw:style-name="gr5" draw:text-style-name="P3" draw:layer="layout" svg:width="1.1cm" svg:height="1.825cm" svg:x="12.9cm" svg:y="9cm">
          <draw:text-box>
            <text:p>x<text:span text:style-name="T1">2</text:span></text:p>
          </draw:text-box>
        </draw:frame>
        <draw:frame draw:style-name="gr7" draw:text-style-name="P4" draw:layer="layout" svg:width="4.398cm" svg:height="3.288cm" svg:x="11.102cm" svg:y="5.8cm">
          <draw:image xlink:href="Pictures/2000000900002F1B0000149D79BFB55ECA784483.svm" xlink:type="simple" xlink:show="embed" xlink:actuate="onLoad" loext:mime-type="image/x-svm">
            <text:p/>
          </draw:image>
          <draw:image xlink:href="Pictures/10000200000001C8000000C71FEB1E886BE5B76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2:05:08.240265017</meta:creation-date>
    <dc:date>2020-11-29T12:21:33.411597398</dc:date>
    <meta:editing-duration>PT6M13S</meta:editing-duration>
    <meta:editing-cycles>1</meta:editing-cycles>
    <meta:document-statistic meta:object-count="13"/>
    <meta:generator>LibreOffice/6.4.6.2$Linux_X86_64 LibreOffice_project/40$Build-2</meta:generator>
  </office:meta>
</office:document-meta>
</file>